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PropertyException.InvalidPropertyException( Class &lt; ? &gt; beanClass , String property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Exception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pertyException.InvalidPropertyException( Class &lt; ? &gt; beanClass , String propertyName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PropertyException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